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uckschrift BY WOK" svg:font-family="'Druckschrift BY WO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uckschrift BY WOK1" svg:font-family="'Druckschrift BY WOK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ruckschrift BY WOK1" fo:font-size="20pt" fo:letter-spacing="0.0417in" officeooo:rsid="0002a699" officeooo:paragraph-rsid="0002a69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e heißen die Wörter richtig ?</text:p>
      <text:p text:style-name="P1">________________________________</text:p>
      <text:p text:style-name="P1"/>
      <text:p text:style-name="P1"/>
      <text:p text:style-name="P1">1. <text:s/>naBk</text:p>
      <text:p text:style-name="P1"/>
      <text:p text:style-name="P1">2. <text:s/>elGd</text:p>
      <text:p text:style-name="P1"/>
      <text:p text:style-name="P1">3. <text:s/>toonK</text:p>
      <text:p text:style-name="P1"/>
      <text:p text:style-name="P1">4. <text:s/>uncRgnhe</text:p>
      <text:p text:style-name="P1"/>
      <text:p text:style-name="P1">5. <text:s/>wrebeeüsin</text:p>
      <text:p text:style-name="P1"/>
      <text:p text:style-name="P1">6. <text:s/>nbelezha</text:p>
      <text:p text:style-name="P1"/>
      <text:p text:style-name="P1">7. <text:s/>üsneaulfl</text:p>
      <text:p text:style-name="P1"/>
      <text:p text:style-name="P1">8. <text:s/>banebuhc</text:p>
      <text:p text:style-name="P1"/>
      <text:p text:style-name="P1">9. <text:s/>srctasLtihf</text:p>
      <text:p text:style-name="P1"/>
      <text:p text:style-name="P1">10. <text:s/>kemmenb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uckschrift BY WOK" svg:font-family="'Druckschrift BY WO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uckschrift BY WOK1" svg:font-family="'Druckschrift BY WOK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uckschrift BY WOK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ruckschrift BY WOK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uckschrift BY WOK" fo:font-family="'Druckschrift BY WOK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ruckschrift BY WOK" fo:font-family="'Druckschrift BY WOK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uckschrift BY WOK" fo:font-family="'Druckschrift BY WOK'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6-18T09:31:21.251747349</meta:print-date>
    <dc:date>2018-06-18T09:31:45.811371640</dc:date>
    <meta:editing-duration>PT3M52S</meta:editing-duration>
    <meta:editing-cycles>1</meta:editing-cycles>
    <meta:document-statistic meta:table-count="0" meta:image-count="0" meta:object-count="0" meta:page-count="1" meta:paragraph-count="12" meta:word-count="27" meta:character-count="179" meta:non-whitespace-character-count="154"/>
    <meta:generator>LibreOffice/5.1.6.2$Linux_X86_64 LibreOffice_project/10m0$Build-2</meta:generator>
  </office:meta>
</office:document-meta>
</file>